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7fb1b" officeooo:paragraph-rsid="0017fb1b"/>
    </style:style>
    <style:style style:name="T1" style:family="text">
      <style:text-properties fo:color="#0000ff"/>
    </style:style>
    <style:style style:name="T2" style:family="text">
      <style:text-properties fo:color="#0066ff"/>
    </style:style>
    <style:style style:name="T3" style:family="text">
      <style:text-properties fo:color="#6600cc"/>
    </style:style>
    <style:style style:name="T4" style:family="text">
      <style:text-properties fo:color="#3399ff"/>
    </style:style>
    <style:style style:name="T5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<text:span text:style-name="T1">bind</text:span> + (<text:span text:style-name="T1">func</text:span> (<text:span text:style-name="T5">x y</text:span>)</text:p>
      <text:p text:style-name="P1"><text:s text:c="4"/>(<text:span text:style-name="T1">match</text:span> { <text:span text:style-name="T5">x y</text:span> }</text:p>
      <text:p text:style-name="P1"><text:s text:c="8"/>{ (<text:span text:style-name="T4">: INTEGER</text:span> x') (<text:span text:style-name="T4">: INTEGER</text:span> y') } (<text:span text:style-name="T3">__plus_int</text:span> x' y')</text:p>
      <text:p text:style-name="P1"><text:s text:c="8"/>{ (<text:span text:style-name="T4">: INTEGER</text:span> x') (<text:span text:style-name="T4">: REAL</text:span> y') } (<text:span text:style-name="T3">__plus_real</text:span> (<text:span text:style-name="T1">real</text:span> x') y')</text:p>
      <text:p text:style-name="P1"><text:s text:c="8"/>{ (<text:span text:style-name="T4">: REAL</text:span> x') (<text:span text:style-name="T4">: INTEGER</text:span> y') } (<text:span text:style-name="T3">__plus_real</text:span> x' (<text:span text:style-name="T1">real</text:span> y'))</text:p>
      <text:p text:style-name="P1"><text:s text:c="8"/>{ (<text:span text:style-name="T4">: REAL</text:span> x') (<text:span text:style-name="T4">: REAL</text:span> y') } (<text:span text:style-name="T3">__plus_real</text:span> x' y')</text:p>
      <text:p text:style-name="P1"><text:s text:c="4"/>)</text:p>
      <text:p text:style-name="P1">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Stachowiak</meta:initial-creator>
    <meta:creation-date>2015-12-01T22:57:33.501575832</meta:creation-date>
    <dc:date>2015-12-01T23:04:42.493381628</dc:date>
    <dc:creator>Krzysztof Stachowiak</dc:creator>
    <meta:editing-duration>PT7M10S</meta:editing-duration>
    <meta:editing-cycles>1</meta:editing-cycles>
    <meta:document-statistic meta:table-count="0" meta:image-count="0" meta:object-count="0" meta:page-count="1" meta:paragraph-count="8" meta:word-count="58" meta:character-count="289" meta:non-whitespace-character-count="199"/>
    <meta:generator>LibreOffice/5.0.2.2$Linux_X86_64 LibreOffice_project/00m0$Build-2</meta:generator>
  </office:meta>
</office:document-meta>
</file>